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973cm" svg:height="1.029cm" svg:x="1.2cm" svg:y="0.242cm">
          <draw:text-box>
            <text:p text:style-name="P1"><text:span text:style-name="T1">Потому что в такой ситуации выбор уже очень невелик: или извратившая самое </text:span></text:p>
            <text:p text:style-name="P1"><text:span text:style-name="T1">себя через «юриспруденцию» законность, или справедливость. </text:span></text:p>
          </draw:text-box>
        </draw:frame>
        <draw:frame draw:style-name="gr1" draw:text-style-name="P4" draw:layer="layout" svg:width="0.769cm" svg:height="0.758cm" svg:x="9.47cm" svg:y="9.942cm">
          <draw:text-box>
            <text:p text:style-name="P3"><text:span text:style-name="T2">2</text:span></text:p>
          </draw:text-box>
        </draw:frame>
        <draw:frame draw:style-name="gr1" draw:text-style-name="P4" draw:layer="layout" svg:width="0.769cm" svg:height="0.758cm" svg:x="7.694cm" svg:y="9.73cm">
          <draw:text-box>
            <text:p text:style-name="P3"><text:span text:style-name="T2">1</text:span></text:p>
          </draw:text-box>
        </draw:frame>
        <draw:frame draw:style-name="gr1" draw:text-style-name="P4" draw:layer="layout" svg:width="0.769cm" svg:height="0.758cm" svg:x="3.762cm" svg:y="3.374cm">
          <draw:text-box>
            <text:p text:style-name="P3"><text:span text:style-name="T2">1</text:span></text:p>
          </draw:text-box>
        </draw:frame>
        <draw:frame draw:style-name="gr1" draw:text-style-name="P4" draw:layer="layout" svg:width="3.588cm" svg:height="0.758cm" svg:x="3.729cm" svg:y="2.171cm">
          <draw:text-box>
            <text:p text:style-name="P3"><text:span text:style-name="T2">потомучто невелик</text:span></text:p>
          </draw:text-box>
        </draw:frame>
        <draw:frame draw:style-name="gr2" draw:text-style-name="P4" draw:layer="layout" svg:width="0.777cm" svg:height="0.645cm" svg:x="3.492cm" svg:y="3.855cm">
          <draw:text-box>
            <text:p text:style-name="P3"><text:span text:style-name="T2">O</text:span></text:p>
          </draw:text-box>
        </draw:frame>
        <draw:line draw:style-name="gr3" draw:text-style-name="P3" draw:layer="layout" svg:x1="3.906cm" svg:y1="3.999cm" svg:x2="6.312cm" svg:y2="2.73cm">
          <text:p/>
        </draw:line>
        <draw:frame draw:style-name="gr2" draw:text-style-name="P4" draw:layer="layout" svg:width="1.535cm" svg:height="0.645cm" svg:x="3.093cm" svg:y="4.156cm">
          <draw:text-box>
            <text:p text:style-name="P3"><text:span text:style-name="T2">выбор</text:span></text:p>
          </draw:text-box>
        </draw:frame>
        <draw:frame draw:style-name="gr4" draw:text-style-name="P4" draw:layer="layout" svg:width="0.735cm" svg:height="0.645cm" svg:x="9.032cm" svg:y="3.914cm">
          <draw:text-box>
            <text:p text:style-name="P3"><text:span text:style-name="T2">E</text:span></text:p>
          </draw:text-box>
        </draw:frame>
        <draw:line draw:style-name="gr3" draw:text-style-name="P3" draw:layer="layout" svg:x1="9.283cm" svg:y1="3.971cm" svg:x2="6.29cm" svg:y2="2.73cm">
          <text:p/>
        </draw:line>
        <draw:frame draw:style-name="gr4" draw:text-style-name="P4" draw:layer="layout" svg:width="1.442cm" svg:height="0.645cm" svg:x="8.833cm" svg:y="4.215cm">
          <draw:text-box>
            <text:p text:style-name="P3"><text:span text:style-name="T2">очень</text:span></text:p>
          </draw:text-box>
        </draw:frame>
        <draw:custom-shape draw:style-name="gr5" draw:text-style-name="P3" draw:layer="layout" svg:width="8.001cm" svg:height="2.9cm" svg:x="3.221cm" svg:y="1.926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0.735cm" svg:height="0.645cm" svg:x="4.127cm" svg:y="4.973cm">
          <draw:text-box>
            <text:p text:style-name="P3"><text:span text:style-name="T2">E</text:span></text:p>
          </draw:text-box>
        </draw:frame>
        <draw:line draw:style-name="gr3" draw:text-style-name="P3" draw:layer="layout" svg:x1="4.478cm" svg:y1="5.03cm" svg:x2="6.312cm" svg:y2="2.751cm">
          <text:p/>
        </draw:line>
        <draw:frame draw:style-name="gr4" draw:text-style-name="P4" draw:layer="layout" svg:width="1.116cm" svg:height="0.645cm" svg:x="3.928cm" svg:y="5.274cm">
          <draw:text-box>
            <text:p text:style-name="P3"><text:span text:style-name="T2">уже</text:span></text:p>
          </draw:text-box>
        </draw:frame>
        <draw:frame draw:style-name="gr4" draw:text-style-name="P4" draw:layer="layout" svg:width="0.735cm" svg:height="0.645cm" svg:x="5.482cm" svg:y="5.29cm">
          <draw:text-box>
            <text:p text:style-name="P3"><text:span text:style-name="T2">E</text:span></text:p>
          </draw:text-box>
        </draw:frame>
        <draw:line draw:style-name="gr3" draw:text-style-name="P3" draw:layer="layout" svg:x1="5.833cm" svg:y1="5.347cm" svg:x2="6.312cm" svg:y2="2.73cm">
          <text:p/>
        </draw:line>
        <draw:line draw:style-name="gr3" draw:text-style-name="P3" draw:layer="layout" svg:x1="5.885cm" svg:y1="6.617cm" svg:x2="5.884cm" svg:y2="5.83cm">
          <text:p/>
        </draw:line>
        <draw:line draw:style-name="gr3" draw:text-style-name="P3" draw:layer="layout" svg:x1="5.884cm" svg:y1="6.618cm" svg:x2="5.664cm" svg:y2="6.83cm">
          <text:p/>
        </draw:line>
        <draw:line draw:style-name="gr3" draw:text-style-name="P3" draw:layer="layout" svg:x1="5.083cm" svg:y1="5.83cm" svg:x2="6.583cm" svg:y2="5.83cm">
          <text:p/>
        </draw:line>
        <draw:line draw:style-name="gr3" draw:text-style-name="P3" draw:layer="layout" svg:x1="6.583cm" svg:y1="5.831cm" svg:x2="6.678cm" svg:y2="5.717cm">
          <text:p/>
        </draw:line>
        <draw:line draw:style-name="gr3" draw:text-style-name="P3" draw:layer="layout" svg:x1="4.992cm" svg:y1="5.943cm" svg:x2="5.087cm" svg:y2="5.829cm">
          <text:p/>
        </draw:line>
        <draw:frame draw:style-name="gr6" draw:text-style-name="P4" draw:layer="layout" svg:width="1.996cm" svg:height="0.645cm" svg:x="5.749cm" svg:y="6.178cm">
          <draw:text-box>
            <text:p text:style-name="P3"><text:span text:style-name="T2">ситуация</text:span></text:p>
          </draw:text-box>
        </draw:frame>
        <draw:frame draw:style-name="gr7" draw:text-style-name="P6" draw:layer="layout" svg:width="0.815cm" svg:height="0.645cm" svg:x="5.236cm" svg:y="6.164cm">
          <draw:text-box>
            <text:p text:style-name="P5"><text:span text:style-name="T2">-и</text:span></text:p>
          </draw:text-box>
        </draw:frame>
        <draw:frame draw:style-name="gr8" draw:text-style-name="P4" draw:layer="layout" svg:width="0.777cm" svg:height="0.645cm" svg:x="5.761cm" svg:y="5.843cm">
          <draw:text-box>
            <text:p text:style-name="P3"><text:span text:style-name="T2">O</text:span></text:p>
          </draw:text-box>
        </draw:frame>
        <draw:frame draw:style-name="gr7" draw:text-style-name="P6" draw:layer="layout" svg:width="0.688cm" svg:height="0.645cm" svg:x="5.337cm" svg:y="5.865cm">
          <draw:text-box>
            <text:p text:style-name="P5"><text:span text:style-name="T2">в</text:span></text:p>
          </draw:text-box>
        </draw:frame>
        <draw:frame draw:style-name="gr9" draw:text-style-name="P4" draw:layer="layout" svg:width="0.735cm" svg:height="0.645cm" svg:x="5.819cm" svg:y="7.143cm">
          <draw:text-box>
            <text:p text:style-name="P3"><text:span text:style-name="T2">A</text:span></text:p>
          </draw:text-box>
        </draw:frame>
        <draw:line draw:style-name="gr3" draw:text-style-name="P3" draw:layer="layout" svg:x1="6.185cm" svg:y1="7.262cm" svg:x2="6.177cm" svg:y2="6.725cm">
          <text:p/>
        </draw:line>
        <draw:frame draw:style-name="gr9" draw:text-style-name="P4" draw:layer="layout" svg:width="1.399cm" svg:height="0.645cm" svg:x="5.52cm" svg:y="7.444cm">
          <draw:text-box>
            <text:p text:style-name="P3"><text:span text:style-name="T2">такой</text:span></text:p>
          </draw:text-box>
        </draw:frame>
        <draw:frame draw:style-name="gr4" draw:text-style-name="P4" draw:layer="layout" svg:width="0.735cm" svg:height="0.645cm" svg:x="9.583cm" svg:y="6.617cm">
          <draw:text-box>
            <text:p text:style-name="P3"><text:span text:style-name="T2">E</text:span></text:p>
          </draw:text-box>
        </draw:frame>
        <draw:line draw:style-name="gr3" draw:text-style-name="P3" draw:layer="layout" svg:x1="9.91cm" svg:y1="6.646cm" svg:x2="6.248cm" svg:y2="2.73cm">
          <text:p/>
        </draw:line>
        <draw:line draw:style-name="gr3" draw:text-style-name="P3" draw:layer="layout" svg:x1="9.984cm" svg:y1="8.036cm" svg:x2="9.983cm" svg:y2="7.249cm">
          <text:p/>
        </draw:line>
        <draw:line draw:style-name="gr3" draw:text-style-name="P3" draw:layer="layout" svg:x1="9.983cm" svg:y1="8.037cm" svg:x2="9.763cm" svg:y2="8.249cm">
          <text:p/>
        </draw:line>
        <draw:line draw:style-name="gr3" draw:text-style-name="P3" draw:layer="layout" svg:x1="9.182cm" svg:y1="7.249cm" svg:x2="10.682cm" svg:y2="7.249cm">
          <text:p/>
        </draw:line>
        <draw:line draw:style-name="gr3" draw:text-style-name="P3" draw:layer="layout" svg:x1="10.682cm" svg:y1="7.25cm" svg:x2="10.777cm" svg:y2="7.136cm">
          <text:p/>
        </draw:line>
        <draw:line draw:style-name="gr3" draw:text-style-name="P3" draw:layer="layout" svg:x1="9.091cm" svg:y1="7.362cm" svg:x2="9.186cm" svg:y2="7.248cm">
          <text:p/>
        </draw:line>
        <draw:line draw:style-name="gr3" draw:text-style-name="P3" draw:layer="layout" svg:x1="9.482cm" svg:y1="7.149cm" svg:x2="10.429cm" svg:y2="7.151cm">
          <text:p/>
        </draw:line>
        <draw:frame draw:style-name="gr10" draw:text-style-name="P4" draw:layer="layout" svg:width="2.123cm" svg:height="0.645cm" svg:x="9.873cm" svg:y="7.598cm">
          <draw:text-box>
            <text:p text:style-name="P3"><text:span text:style-name="T2">извратить</text:span></text:p>
          </draw:text-box>
        </draw:frame>
        <draw:frame draw:style-name="gr11" draw:text-style-name="P4" draw:layer="layout" svg:width="0.599cm" svg:height="0.645cm" svg:x="10.009cm" svg:y="7.225cm">
          <draw:text-box>
            <text:p text:style-name="P3"><text:span text:style-name="T2">I</text:span></text:p>
          </draw:text-box>
        </draw:frame>
        <draw:frame draw:style-name="gr12" draw:text-style-name="P6" draw:layer="layout" svg:width="1.907cm" svg:height="0.645cm" svg:x="8.235cm" svg:y="7.47cm">
          <draw:text-box>
            <text:p text:style-name="P5"><text:span text:style-name="T2">(Partizip)</text:span></text:p>
          </draw:text-box>
        </draw:frame>
        <draw:frame draw:style-name="gr4" draw:text-style-name="P4" draw:layer="layout" svg:width="0.735cm" svg:height="0.645cm" svg:x="11.319cm" svg:y="9.952cm">
          <draw:text-box>
            <text:p text:style-name="P3"><text:span text:style-name="T2">E</text:span></text:p>
          </draw:text-box>
        </draw:frame>
        <draw:line draw:style-name="gr3" draw:text-style-name="P3" draw:layer="layout" svg:x1="11.67cm" svg:y1="10.009cm" svg:x2="10.392cm" svg:y2="8.149cm">
          <text:p/>
        </draw:line>
        <draw:line draw:style-name="gr3" draw:text-style-name="P3" draw:layer="layout" svg:x1="11.659cm" svg:y1="11.301cm" svg:x2="11.658cm" svg:y2="10.514cm">
          <text:p/>
        </draw:line>
        <draw:line draw:style-name="gr3" draw:text-style-name="P3" draw:layer="layout" svg:x1="11.658cm" svg:y1="11.302cm" svg:x2="11.438cm" svg:y2="11.514cm">
          <text:p/>
        </draw:line>
        <draw:line draw:style-name="gr3" draw:text-style-name="P3" draw:layer="layout" svg:x1="10.857cm" svg:y1="10.514cm" svg:x2="12.357cm" svg:y2="10.514cm">
          <text:p/>
        </draw:line>
        <draw:line draw:style-name="gr3" draw:text-style-name="P3" draw:layer="layout" svg:x1="12.357cm" svg:y1="10.515cm" svg:x2="12.452cm" svg:y2="10.401cm">
          <text:p/>
        </draw:line>
        <draw:line draw:style-name="gr3" draw:text-style-name="P3" draw:layer="layout" svg:x1="10.766cm" svg:y1="10.627cm" svg:x2="10.861cm" svg:y2="10.513cm">
          <text:p/>
        </draw:line>
        <draw:frame draw:style-name="gr6" draw:text-style-name="P4" draw:layer="layout" svg:width="3.52cm" svg:height="0.645cm" svg:x="11.523cm" svg:y="10.862cm">
          <draw:text-box>
            <text:p text:style-name="P3"><text:span text:style-name="T2">«юриспруденцию»</text:span></text:p>
          </draw:text-box>
        </draw:frame>
        <draw:frame draw:style-name="gr7" draw:text-style-name="P6" draw:layer="layout" svg:width="0.883cm" svg:height="0.645cm" svg:x="10.91cm" svg:y="10.848cm">
          <draw:text-box>
            <text:p text:style-name="P5"><text:span text:style-name="T2">-ю</text:span></text:p>
          </draw:text-box>
        </draw:frame>
        <draw:frame draw:style-name="gr8" draw:text-style-name="P4" draw:layer="layout" svg:width="0.777cm" svg:height="0.645cm" svg:x="11.535cm" svg:y="10.527cm">
          <draw:text-box>
            <text:p text:style-name="P3"><text:span text:style-name="T2">O</text:span></text:p>
          </draw:text-box>
        </draw:frame>
        <draw:frame draw:style-name="gr7" draw:text-style-name="P6" draw:layer="layout" svg:width="1.421cm" svg:height="0.645cm" svg:x="10.411cm" svg:y="10.549cm">
          <draw:text-box>
            <text:p text:style-name="P5"><text:span text:style-name="T2">через</text:span></text:p>
          </draw:text-box>
        </draw:frame>
        <draw:frame draw:style-name="gr2" draw:text-style-name="P4" draw:layer="layout" svg:width="0.777cm" svg:height="0.645cm" svg:x="9.284cm" svg:y="11.625cm">
          <draw:text-box>
            <text:p text:style-name="P3"><text:span text:style-name="T2">O</text:span></text:p>
          </draw:text-box>
        </draw:frame>
        <draw:line draw:style-name="gr3" draw:text-style-name="P3" draw:layer="layout" svg:x1="9.673cm" svg:y1="11.663cm" svg:x2="10.392cm" svg:y2="8.171cm">
          <text:p/>
        </draw:line>
        <draw:frame draw:style-name="gr2" draw:text-style-name="P4" draw:id="id1" draw:layer="layout" svg:width="1.256cm" svg:height="0.645cm" svg:x="9.085cm" svg:y="11.926cm">
          <draw:text-box>
            <text:p text:style-name="P3"><text:span text:style-name="T2">себя</text:span></text:p>
          </draw:text-box>
        </draw:frame>
        <draw:frame draw:style-name="gr9" draw:text-style-name="P4" draw:layer="layout" svg:width="0.735cm" svg:height="0.645cm" svg:x="9.346cm" svg:y="12.86cm">
          <draw:text-box>
            <text:p text:style-name="P3"><text:span text:style-name="T2">A</text:span></text:p>
          </draw:text-box>
        </draw:frame>
        <draw:line draw:style-name="gr3" draw:text-style-name="P3" draw:layer="layout" svg:x1="9.712cm" svg:y1="12.979cm" svg:x2="9.704cm" svg:y2="12.442cm">
          <text:p/>
        </draw:line>
        <draw:frame draw:style-name="gr9" draw:text-style-name="P4" draw:layer="layout" svg:width="1.505cm" svg:height="0.645cm" svg:x="9.047cm" svg:y="13.161cm">
          <draw:text-box>
            <text:p text:style-name="P3"><text:span text:style-name="T2">самое</text:span></text:p>
          </draw:text-box>
        </draw:frame>
        <draw:frame draw:style-name="gr9" draw:text-style-name="P4" draw:id="id3" draw:layer="layout" svg:width="2.314cm" svg:height="0.645cm" svg:x="1.148cm" svg:y="11.062cm">
          <draw:text-box>
            <text:p text:style-name="P3"><text:span text:style-name="T2">законность</text:span></text:p>
          </draw:text-box>
        </draw:frame>
        <draw:frame draw:style-name="gr9" draw:text-style-name="P4" draw:id="id2" draw:layer="layout" svg:width="3.127cm" svg:height="0.645cm" svg:x="5.948cm" svg:y="11.063cm">
          <draw:text-box>
            <text:p text:style-name="P3"><text:span text:style-name="T2">справедливость</text:span></text:p>
          </draw:text-box>
        </draw:frame>
        <draw:frame draw:style-name="gr6" draw:text-style-name="P4" draw:layer="layout" svg:width="2.233cm" svg:height="0.645cm" svg:x="3.598cm" svg:y="11.092cm">
          <draw:text-box>
            <text:p text:style-name="P3"><text:span text:style-name="T2">или … или</text:span></text:p>
          </draw:text-box>
        </draw:frame>
        <draw:line draw:style-name="gr3" draw:text-style-name="P3" draw:layer="layout" svg:x1="5.785cm" svg:y1="11.457cm" svg:x2="6.018cm" svg:y2="11.457cm">
          <text:p/>
        </draw:line>
        <draw:frame draw:style-name="gr13" draw:text-style-name="P4" draw:layer="layout" svg:width="0.578cm" svg:height="0.685cm" svg:x="4.465cm" svg:y="10.676cm">
          <draw:text-box>
            <text:p text:style-name="P3"><text:span text:style-name="T2">j</text:span></text:p>
          </draw:text-box>
        </draw:frame>
        <draw:line draw:style-name="gr3" draw:text-style-name="P3" draw:layer="layout" svg:x1="3.386cm" svg:y1="11.457cm" svg:x2="3.619cm" svg:y2="11.457cm">
          <text:p/>
        </draw:line>
        <draw:line draw:style-name="gr3" draw:text-style-name="P3" draw:layer="layout" svg:x1="7.514cm" svg:y1="10.859cm" svg:x2="10.393cm" svg:y2="8.171cm">
          <text:p/>
        </draw:line>
        <draw:frame draw:style-name="gr2" draw:text-style-name="P4" draw:layer="layout" svg:width="0.777cm" svg:height="0.645cm" svg:x="7.108cm" svg:y="10.783cm">
          <draw:text-box>
            <text:p text:style-name="P3"><text:span text:style-name="T2">O</text:span></text:p>
          </draw:text-box>
        </draw:frame>
        <draw:frame draw:style-name="gr2" draw:text-style-name="P4" draw:layer="layout" svg:width="0.777cm" svg:height="0.645cm" svg:x="1.881cm" svg:y="10.805cm">
          <draw:text-box>
            <text:p text:style-name="P3"><text:span text:style-name="T2">O</text:span></text:p>
          </draw:text-box>
        </draw:frame>
        <draw:line draw:style-name="gr3" draw:text-style-name="P3" draw:layer="layout" svg:x1="2.264cm" svg:y1="10.838cm" svg:x2="10.393cm" svg:y2="8.171cm">
          <text:p/>
        </draw:line>
        <draw:frame draw:style-name="gr1" draw:text-style-name="P4" draw:layer="layout" svg:width="0.769cm" svg:height="0.758cm" svg:x="3.272cm" svg:y="9.857cm">
          <draw:text-box>
            <text:p text:style-name="P3"><text:span text:style-name="T2">1</text:span></text:p>
          </draw:text-box>
        </draw:frame>
        <draw:connector draw:style-name="gr14" draw:text-style-name="P3" draw:layer="layout" draw:type="curve" svg:x1="9.085cm" svg:y1="12.248cm" svg:x2="7.511cm" svg:y2="11.708cm" draw:start-shape="id1" draw:start-glue-point="3" draw:end-shape="id2" draw:end-glue-point="2" svg:d="m9085 12248c-1050 0-1574-180-1574-540">
          <text:p/>
        </draw:connector>
        <draw:connector draw:style-name="gr14" draw:text-style-name="P3" draw:layer="layout" draw:type="curve" svg:x1="9.085cm" svg:y1="12.248cm" svg:x2="2.305cm" svg:y2="11.707cm" draw:start-shape="id1" draw:start-glue-point="3" draw:end-shape="id3" draw:end-glue-point="2" svg:d="m9085 12248c-4520 0-6780-180-6780-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14:48</dc:date>
    <dc:creator>artur </dc:creator>
    <meta:editing-duration>PT23H33M46S</meta:editing-duration>
    <meta:editing-cycles>72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0"/>
  </office:meta>
</office:document-meta>
</file>